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540" officeooo:paragraph-rsid="00016540"/>
    </style:style>
    <style:style style:name="P2" style:family="paragraph" style:parent-style-name="Standard">
      <style:text-properties officeooo:rsid="00016540" officeooo:paragraph-rsid="0003e060"/>
    </style:style>
    <style:style style:name="P3" style:family="paragraph" style:parent-style-name="Standard">
      <style:text-properties officeooo:rsid="00016540" officeooo:paragraph-rsid="00016540"/>
    </style:style>
    <style:style style:name="P4" style:family="paragraph" style:parent-style-name="Standard">
      <style:text-properties officeooo:rsid="00016540" officeooo:paragraph-rsid="0003e060"/>
    </style:style>
    <style:style style:name="P5" style:family="paragraph" style:parent-style-name="Standard">
      <style:text-properties officeooo:rsid="00016540" officeooo:paragraph-rsid="0005a70e"/>
    </style:style>
    <style:style style:name="P6" style:family="paragraph" style:parent-style-name="Standard">
      <style:text-properties officeooo:rsid="00016540" officeooo:paragraph-rsid="0007792b"/>
    </style:style>
    <style:style style:name="P7" style:family="paragraph" style:parent-style-name="Standard">
      <style:text-properties officeooo:rsid="00016540" officeooo:paragraph-rsid="00089e0f"/>
    </style:style>
    <style:style style:name="P8" style:family="paragraph" style:parent-style-name="Standard">
      <style:text-properties officeooo:rsid="00016540" officeooo:paragraph-rsid="0009c35a"/>
    </style:style>
    <style:style style:name="P9" style:family="paragraph" style:parent-style-name="Standard">
      <style:text-properties officeooo:rsid="00016540" officeooo:paragraph-rsid="000a5397"/>
    </style:style>
    <style:style style:name="P10" style:family="paragraph" style:parent-style-name="Standard">
      <style:text-properties officeooo:rsid="00016540" officeooo:paragraph-rsid="000aa8d6"/>
    </style:style>
    <style:style style:name="P11" style:family="paragraph" style:parent-style-name="Standard">
      <style:text-properties officeooo:rsid="00016540" officeooo:paragraph-rsid="000b82cb"/>
    </style:style>
    <style:style style:name="P12" style:family="paragraph" style:parent-style-name="Standard">
      <style:text-properties officeooo:rsid="00016540" officeooo:paragraph-rsid="000c5257"/>
    </style:style>
    <style:style style:name="P13" style:family="paragraph" style:parent-style-name="Standard">
      <style:text-properties officeooo:rsid="000a61c7" officeooo:paragraph-rsid="000a61c7"/>
    </style:style>
    <style:style style:name="P14" style:family="paragraph" style:parent-style-name="Standard">
      <style:text-properties officeooo:rsid="000aa8d6" officeooo:paragraph-rsid="000aa8d6"/>
    </style:style>
    <style:style style:name="P15" style:family="paragraph" style:parent-style-name="Standard">
      <style:text-properties officeooo:rsid="000b82cb" officeooo:paragraph-rsid="000b82cb"/>
    </style:style>
    <style:style style:name="P16" style:family="paragraph" style:parent-style-name="Standard">
      <style:text-properties officeooo:rsid="000c5257" officeooo:paragraph-rsid="000c5257"/>
    </style:style>
    <style:style style:name="P17" style:family="paragraph" style:parent-style-name="Standard">
      <style:text-properties officeooo:rsid="000dfde3" officeooo:paragraph-rsid="000dfde3"/>
    </style:style>
    <style:style style:name="T1" style:family="text">
      <style:text-properties officeooo:rsid="0003e060"/>
    </style:style>
    <style:style style:name="T2" style:family="text">
      <style:text-properties officeooo:rsid="0005a70e"/>
    </style:style>
    <style:style style:name="T3" style:family="text">
      <style:text-properties officeooo:rsid="0007792b"/>
    </style:style>
    <style:style style:name="T4" style:family="text">
      <style:text-properties officeooo:rsid="00089e0f"/>
    </style:style>
    <style:style style:name="T5" style:family="text">
      <style:text-properties officeooo:rsid="0009c35a"/>
    </style:style>
    <style:style style:name="T6" style:family="text">
      <style:text-properties officeooo:rsid="000a5397"/>
    </style:style>
    <style:style style:name="T7" style:family="text">
      <style:text-properties officeooo:rsid="000a61c7"/>
    </style:style>
    <style:style style:name="T8" style:family="text">
      <style:text-properties officeooo:rsid="000aa8d6"/>
    </style:style>
    <style:style style:name="T9" style:family="text">
      <style:text-properties officeooo:rsid="000b82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Oggetto:</text:p>
      <text:p text:style-name="P1">Punti da discutere nell’incontro del 4/06/2025</text:p>
      <text:p text:style-name="P1"/>
      <text:p text:style-name="P1">Scopo:</text:p>
      <text:p text:style-name="P1">La finalità è quella di tracciare una linea per risolvere i problemi che da anni si riscontrano nel condominio Via Puccini 3 e, dopo un anno di nuova gestione, ancora non sono stati risolti ma, anzi, sembrano aggravarsi mese dopo mese. Questa linea sarà poi discussa, modificata, approvata dalla prossima assemblea.</text:p>
      <text:p text:style-name="P1"/>
      <text:p text:style-name="P1">Indice:</text:p>
      <text:p text:style-name="P1">- Esempi scarsa qualità e bassissimo rapporto Qualità Prezzo dei lavori effettuati ultimamente nel</text:p>
      <text:p text:style-name="P1"><text:s text:c="2"/>condomino</text:p>
      <text:p text:style-name="P9">- <text:span text:style-name="T2">Richiesta chiarimenti lavori non deliberati in assemblea e preventivi sforati</text:span></text:p>
      <text:p text:style-name="P9">- <text:span text:style-name="T2">Richiesta spiegazioni perchè fatture contestate sono state pagate</text:span></text:p>
      <text:p text:style-name="P1">- <text:span text:style-name="T1">Procedure di gestione lavori non definite</text:span></text:p>
      <text:p text:style-name="P1"><text:span text:style-name="T2">- Mancata convocazione assemblea straordinaria</text:span></text:p>
      <text:p text:style-name="P1">- <text:span text:style-name="T2">Richiesta chiarimenti mancato pagamento fornitori serviz</text:span><text:span text:style-name="T8">i</text:span></text:p>
      <text:p text:style-name="P1">- <text:span text:style-name="T2">Certificazioni</text:span></text:p>
      <text:p text:style-name="P1">- <text:span text:style-name="T1">Richiesta chiarimenti estratto conto</text:span></text:p>
      <text:p text:style-name="P1"/>
      <text:p text:style-name="P1"/>
      <text:p text:style-name="P1"/>
      <text:p text:style-name="P2"><text:s/>Esempi scarsa qualità e bassissimo rapporto Qualità Prezzo dei lavori effettuati ultimamente nel</text:p>
      <text:p text:style-name="P2"><text:s/>condomino</text:p>
      <text:p text:style-name="P2"/>
      <text:p text:style-name="P2">- <text:span text:style-name="T1">LCS :scrostamento corridoio box</text:span></text:p>
      <text:p text:style-name="P2"><text:s text:c="2"/><text:span text:style-name="T2">Nel corridoio che conduce ai box è stato effettuato un lavoro di scrostatura delle pareti fatturato per</text:span></text:p>
      <text:p text:style-name="P6"><text:s text:c="2"/><text:span text:style-name="T2">un importo di euro 513,68 </text:span><text:span text:style-name="T3">+ ritenuta di accont o</text:span><text:span text:style-name="T2">che già sarebbe eccessivo se terminato ma rimasto </text:span></text:p>
      <text:p text:style-name="P6"><text:span text:style-name="T2"><text:s text:c="2"/>non terminato i</text:span><text:span text:style-name="T3">n </text:span><text:span text:style-name="T2">quanto sono rimaste le scrostature non finite</text:span></text:p>
      <text:p text:style-name="P2">- <text:span text:style-name="T2">LCS riparazione discesa box</text:span></text:p>
      <text:p text:style-name="P5"><text:s text:c="2"/><text:span text:style-name="T2">Lavoro effettuato da ben tre persone il giorno successivo a giorni di pioggia.</text:span></text:p>
      <text:p text:style-name="P6"><text:span text:style-name="T2"><text:s text:c="2"/>E’ stato effettuato malamente sia il suddetto lavoro che un lavoro non richiesto </text:span><text:span text:style-name="T3">nel cortile box</text:span></text:p>
      <text:p text:style-name="P6"><text:span text:style-name="T2"><text:s text:c="2"/></text:span><text:span text:style-name="T3">Nella fattura vengono scontati 250 euro per tale lavoro non richiesto ma il totale di 398.30 euro +</text:span></text:p>
      <text:p text:style-name="P6"><text:span text:style-name="T3"><text:s text:c="2"/>15.03 di ritenuta di acconto sono sinceramente esagerati vista la pochezza e l’infima qualità della</text:span></text:p>
      <text:p text:style-name="P6"><text:span text:style-name="T2"><text:s text:c="2"/></text:span><text:span text:style-name="T3">realizzazione.</text:span></text:p>
      <text:p text:style-name="P6"><text:s text:c="2"/><text:span text:style-name="T3">LCS: porta corridoio box lasciata fuori asse .Ma è possibile lasciare un lavoro in quello stato ed <text:s text:c="2"/></text:span></text:p>
      <text:p text:style-name="P6"><text:span text:style-name="T3"><text:s text:c="2"/>emettere fattura??? …. sempre in quel lavoro è stato applicato un picchetto non richiesto alla</text:span></text:p>
      <text:p text:style-name="P6"><text:span text:style-name="T3"><text:s text:c="2"/>porta di gristallo. Picchetto che, se usato, rovinerebbe lo zerbino</text:span></text:p>
      <text:p text:style-name="P7"><text:span text:style-name="T3">- </text:span><text:span text:style-name="T4">REA elettrica: è stato richiesta la sostituzione della luce al neon primo piano.</text:span></text:p>
      <text:p text:style-name="P7"><text:span text:style-name="T3"><text:s text:c="2"/></text:span><text:span text:style-name="T4">La sera stessa non si accendevano le luci delle scale. Intervento di Rea elettrica che sostituisce il </text:span></text:p>
      <text:p text:style-name="P7"><text:span text:style-name="T4"><text:s text:c="2"/>sensore luce crepuscolare. Il giorno successivo restano sempre accese le luci del piano interrato,</text:span></text:p>
      <text:p text:style-name="P7"><text:span text:style-name="T3"><text:s text:c="2"/></text:span><text:span text:style-name="T4">nuovo intervento rea elettrica che sostituisce il relè</text:span></text:p>
      <text:p text:style-name="P7"><text:span text:style-name="T3"><text:s text:c="2"/></text:span><text:span text:style-name="T4">Così, un po’ per ridere, un po’ per capirci il condominio esiste da 60 anni, un neon diciamo che ha una </text:span></text:p>
      <text:p text:style-name="P8"><text:span text:style-name="T4"><text:s text:c="2"/>probabilità di guastarsi ogni </text:span><text:span text:style-name="T5">3 anni</text:span><text:span text:style-name="T4">, un crepuscolare ed un relè una volta ogni 10 </text:span><text:span text:style-name="T5">e 20</text:span><text:span text:style-name="T4"> anni</text:span></text:p>
      <text:p text:style-name="P8"><text:span text:style-name="T4"><text:s text:c="2"/></text:span><text:span text:style-name="T7">L</text:span><text:span text:style-name="T4">a probabilità che questi tre eventi si verifichino in 60 anni in tre </text:span><text:span text:style-name="T5">giorn successivi è di 1/221500</text:span></text:p>
      <text:p text:style-name="P8"/>
      <text:p text:style-name="P8"/>
      <text:p text:style-name="P9"><text:soft-page-break/><text:span text:style-name="T6">Richiesta chiarimenti lavori non deliberati e preventivi sforati</text:span></text:p>
      <text:p text:style-name="P9"/>
      <text:p text:style-name="P9"><text:span text:style-name="T6">LCS ha preventivato per la riparazione delle infiltrazioni <text:s/>terrazzo</text:span><text:span text:style-name="T3"> </text:span><text:span text:style-name="T6">2678.60 + iva</text:span></text:p>
      <text:p text:style-name="P13">In fattura, senza che I condomini siano stati avvisati, LCS si accorge di aver sottostimato </text:p>
      <text:p text:style-name="P13">l’impiego <text:s/>di ben 19 metri di guaina per un totale di ulteriori 1039 euro più iva</text:p>
      <text:p text:style-name="P13">Inoltre figura <text:span text:style-name="T8">un lavoro non previsto per 495 euro più iva</text:span></text:p>
      <text:p text:style-name="P10"><text:span text:style-name="T8">Ci sarebbe anche da spiegare come mai un lavoro deliberato l’11/07/2024 viene realizzato</text:span></text:p>
      <text:p text:style-name="P10"><text:span text:style-name="T8">ad aprile/maggio 2025 <text:s/></text:span><text:s/></text:p>
      <text:p text:style-name="P2"/>
      <text:p text:style-name="P10"><text:span text:style-name="T2">Richiesta spiegazioni perchè fatture contestate sono state pagate</text:span></text:p>
      <text:p text:style-name="P10"/>
      <text:p text:style-name="P14">Su MioCondominio era comparsa una fattura di 63 euro della ditta FDR contestata in quanto lavoro</text:p>
      <text:p text:style-name="P14">di manutenzione effettuato entro l’anno di garanzia. La Fattura è scomparsa da MioCondominio ma</text:p>
      <text:p text:style-name="P14">risulta pagata nell’estratto conto.</text:p>
      <text:p text:style-name="P14"/>
      <text:p text:style-name="P14">Analogamente era stata contestato il lavoro della REA elettrica citato precedentemente che però è stato</text:p>
      <text:p text:style-name="P14">pagato.</text:p>
      <text:p text:style-name="P14"/>
      <text:p text:style-name="P10"/>
      <text:p text:style-name="P10"><text:span text:style-name="T1">Procedure di gestione lavori non definite</text:span></text:p>
      <text:p text:style-name="P10"/>
      <text:p text:style-name="P14">Detto tutto ciò si richiede d’ora in poi una procedura standard per la gestione dei lavori:</text:p>
      <text:p text:style-name="P14"/>
      <text:p text:style-name="P14">- Discussione Preventivi che devono necessariamene contebere la data di inzio lavori e presa visione</text:p>
      <text:p text:style-name="P14"><text:s text:c="2"/>che variazioni di costo durante I lavori saranno a carico dei fornitori. </text:p>
      <text:p text:style-name="P14">- In caso di lavoro urgente non preventivabile l’amministratore è tenuto ad informare I condomini</text:p>
      <text:p text:style-name="P14">- <text:span text:style-name="T9">Non verranno accettate fatture proforma che non hanno valore ne per chi le emette ne per chi le riceve</text:span></text:p>
      <text:p text:style-name="P14">- <text:span text:style-name="T9">Le fatture verranno pagate a 30 giorni fine mese salvo verifica correttezza esecuzione lavori</text:span></text:p>
      <text:p text:style-name="P14"/>
      <text:p text:style-name="P11"><text:span text:style-name="T2">Mancata convocazione assemblea straordinaria</text:span></text:p>
      <text:p text:style-name="P11"/>
      <text:p text:style-name="P15">Durante l’assemblea ordinaria del 27/01/2025 era stato deciso di indire una assemblea straordinaria</text:p>
      <text:p text:style-name="P15">entro un mese soprattutto per deliberare la sostituzione dei contabilizzatori teleriscaldamento</text:p>
      <text:p text:style-name="P15">Nonostante le reiterate richieste anche con raccomandata da voi ricevuta il 6 maggio 2025 ancora</text:p>
      <text:p text:style-name="P15">detta assemblea non è stata convocata.</text:p>
      <text:p text:style-name="P15"/>
      <text:p text:style-name="P12"><text:s/><text:span text:style-name="T2">Richiesta chiarimenti mancato pagamento fornitori serviz</text:span><text:span text:style-name="T8">i</text:span></text:p>
      <text:p text:style-name="P12"/>
      <text:p text:style-name="P16">In data 28/04/2025 il fornitore di energia elettrica ha sospeso la fornitura del servizio per 4 fatture non pagate. Le spiegazioni fornite circa una dimenticanza e la “spiegazione” del fatto che la dicitura sulle</text:p>
      <text:p text:style-name="P16">bollette che indica fatture non pagate non è in tempo reale non è attendibile in quanto le fatture non pagate erano 4 con la prima da pagare entro gennaio.</text:p>
      <text:p text:style-name="P16">Inoltre anche fornitura acqua potabile, teleriscaldamento e manutenzione teleriscaldamento risultavano</text:p>
      <text:p text:style-name="P16">non pagate. Si vorrebbe conoscere il motivo visto che non sussistevano, come da vostra ammissione, </text:p>
      <text:p text:style-name="P16">problemi di liquidità. </text:p>
      <text:p text:style-name="P16">Chiediamo pertanto da oggi una comunicazione mensile su MioCondominio dei movimenti mensili dell’estratto conto condominiale.</text:p>
      <text:p text:style-name="P14"/>
      <text:p text:style-name="P14"/>
      <text:p text:style-name="P17"><text:soft-page-break/>Certificazioni</text:p>
      <text:p text:style-name="P17"/>
      <text:p text:style-name="P17">Richiesta spiegazioni puntuali certificazioni con chiarimenti sui ruoli svolti dalle varie società coinvolte e chiarimento dubbi sulle modalità di intervento.</text:p>
      <text:p text:style-name="P17"/>
      <text:p text:style-name="P14"/>
      <text:p text:style-name="P14"/>
      <text:p text:style-name="P14"/>
      <text:p text:style-name="P14"/>
      <text:p text:style-name="P10"/>
      <text:p text:style-name="P10"/>
      <text:p text:style-name="P14"/>
      <text:p text:style-name="P14"><text:s/></text:p>
      <text:p text:style-name="P2"/>
      <text:p text:style-name="P1"/>
      <text:p text:style-name="P1"/>
      <text:p text:style-name="P1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1:21:42.492368228</meta:creation-date>
    <dc:date>2025-06-03T16:07:04.317865872</dc:date>
    <meta:editing-duration>PT5H18M53S</meta:editing-duration>
    <meta:editing-cycles>8</meta:editing-cycles>
    <meta:generator>LibreOffice/7.3.5.2$Linux_X86_64 LibreOffice_project/30$Build-2</meta:generator>
    <meta:document-statistic meta:table-count="0" meta:image-count="0" meta:object-count="0" meta:page-count="3" meta:paragraph-count="72" meta:word-count="821" meta:character-count="5400" meta:non-whitespace-character-count="4589"/>
  </office:meta>
</office:document-meta>
</file>